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207" officeooo:paragraph-rsid="0017c207"/>
    </style:style>
    <style:style style:name="P2" style:family="paragraph" style:parent-style-name="Standard">
      <style:paragraph-properties fo:text-align="center" style:justify-single-word="false"/>
      <style:text-properties fo:font-size="24pt" officeooo:rsid="0017c207" officeooo:paragraph-rsid="0017c207" style:font-size-asian="24pt" style:font-size-complex="24pt"/>
    </style:style>
    <style:style style:name="P3" style:family="paragraph" style:parent-style-name="Standard">
      <style:text-properties fo:font-size="16pt" officeooo:rsid="0017c207" officeooo:paragraph-rsid="0017c207" style:font-size-asian="16pt" style:font-size-complex="16pt"/>
    </style:style>
    <style:style style:name="P4" style:family="paragraph" style:parent-style-name="Standard">
      <style:text-properties fo:font-size="18pt" officeooo:rsid="0017c207" officeooo:paragraph-rsid="0017c207" style:font-size-asian="18pt" style:font-size-complex="18pt"/>
    </style:style>
    <style:style style:name="P5" style:family="paragraph" style:parent-style-name="Standard">
      <style:text-properties officeooo:rsid="0019114a" officeooo:paragraph-rsid="0019114a"/>
    </style:style>
    <style:style style:name="P6" style:family="paragraph" style:parent-style-name="Standard">
      <style:text-properties officeooo:rsid="0019f44d" officeooo:paragraph-rsid="0019f44d"/>
    </style:style>
    <style:style style:name="P7" style:family="paragraph" style:parent-style-name="Standard">
      <style:text-properties officeooo:rsid="001aa48d" officeooo:paragraph-rsid="001aa48d"/>
    </style:style>
    <style:style style:name="P8" style:family="paragraph" style:parent-style-name="No_20_Spacing">
      <style:paragraph-properties fo:margin-top="0.353cm" fo:margin-bottom="0.176cm" loext:contextual-spacing="false"/>
      <style:text-properties officeooo:rsid="0017c207" officeooo:paragraph-rsid="0017c207"/>
    </style:style>
    <style:style style:name="P9" style:family="paragraph" style:parent-style-name="No_20_Spacing">
      <style:paragraph-properties fo:margin-top="0.353cm" fo:margin-bottom="0.176cm" loext:contextual-spacing="false"/>
      <style:text-properties officeooo:rsid="0017c207" officeooo:paragraph-rsid="0019114a"/>
    </style:style>
    <style:style style:name="P10" style:family="paragraph" style:parent-style-name="No_20_Spacing">
      <style:paragraph-properties fo:margin-top="0.353cm" fo:margin-bottom="0.176cm" loext:contextual-spacing="false"/>
      <style:text-properties officeooo:rsid="0019f44d" officeooo:paragraph-rsid="0019f44d"/>
    </style:style>
    <style:style style:name="P11" style:family="paragraph" style:parent-style-name="No_20_Spacing">
      <style:paragraph-properties fo:margin-top="0.353cm" fo:margin-bottom="0.176cm" loext:contextual-spacing="false"/>
      <style:text-properties officeooo:rsid="001aa48d" officeooo:paragraph-rsid="001aa48d"/>
    </style:style>
    <style:style style:name="T1" style:family="text">
      <style:text-properties fo:color="#002060" fo:font-size="14pt" fo:font-weight="bold" style:font-size-asian="14pt" style:font-weight-asian="bold"/>
    </style:style>
    <style:style style:name="T2" style:family="text">
      <style:text-properties fo:color="#002060" fo:font-size="14pt" fo:font-weight="bold" officeooo:rsid="0019114a" style:font-size-asian="14pt" style:font-weight-asian="bold"/>
    </style:style>
    <style:style style:name="T3" style:family="text">
      <style:text-properties fo:color="#002060" fo:font-size="14pt" fo:font-weight="bold" officeooo:rsid="0019f44d" style:font-size-asian="14pt" style:font-weight-asian="bold"/>
    </style:style>
    <style:style style:name="T4" style:family="text">
      <style:text-properties fo:color="#002060" fo:font-size="14pt" fo:font-weight="bold" officeooo:rsid="001aa48d" style:font-size-asian="14pt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CAHIER DES CHARGES</text:p>
      <text:p text:style-name="P2">CREATION DE SITE INTERN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Nom de l’entreprise : HOTELS SIMPLON</text:p>
      <text:p text:style-name="P4">Nom du projet : Site vitrine HOTELS SIMPLON</text:p>
      <text:p text:style-name="P4">Adresse :</text:p>
      <text:p text:style-name="P4">Telephone :</text:p>
      <text:p text:style-name="P4">email :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><text:span text:style-name="T1">1. Présentation d’ensemble du projet</text:span></text:p>
      <text:p text:style-name="P8">Presentation de l’entreprise :</text:p>
      <text:p text:style-name="P1">Nouvellement arrivé sur le marché de l’hôtellerie, SIMPLON HOTELS <text:s/>est un groupe possédant 18 hôtels et est en pleine expansion. Il s’adresse à une clientèle plutôt jeune et connectée.</text:p>
      <text:p text:style-name="P1"/>
      <text:p text:style-name="P5">Objectifs du site :</text:p>
      <text:p text:style-name="P5">Le groupe nous a demandé de réaliser un site vitrine pour présenter l’activité de son entreprise, de fournir toutes les informations utiles ainsi qu’une possible réservation en ligne.</text:p>
      <text:p text:style-name="P5"/>
      <text:p text:style-name="P5">Cible du projet :</text:p>
      <text:p text:style-name="P5"/>
      <text:p text:style-name="P5">Périmètre du projet :</text:p>
      <text:p text:style-name="P5"/>
      <text:p text:style-name="P5">Description de l’existant :</text:p>
      <text:p text:style-name="P6">Aucune version précédente du site. Le groupe possède son nom de domaine et possède son propre herbergement.</text:p>
      <text:p text:style-name="P6">Conception du site à partir d’une page blanche. Logos, photos et images fournies par l’entreprise.</text:p>
      <text:p text:style-name="P5"/>
      <text:p text:style-name="P5"/>
      <text:p text:style-name="P9"><text:span text:style-name="T2">2</text:span><text:span text:style-name="T1">. </text:span><text:span text:style-name="T3">Descr</text:span><text:span text:style-name="T4">i</text:span><text:span text:style-name="T3">pt</text:span><text:span text:style-name="T4">i</text:span><text:span text:style-name="T3">on graphique et ergonomique</text:span></text:p>
      <text:p text:style-name="P11"><text:span text:style-name="T1"/></text:p>
      <text:p text:style-name="P7">Comité de pilotage :</text:p>
      <text:p text:style-name="P7">Indiquez ici quels seront les processus de validation sein de votre entreprise et</text:p>
      <text:p text:style-name="P7">qui se chargera des différentes missions suivantes :</text:p>
      <text:p text:style-name="P7">– valider les phases de choix (graphisme, ergonomie, contenus),</text:p>
      <text:p text:style-name="P7">valider le respect du cahier des charges,</text:p>
      <text:p text:style-name="P7">– veiller au respect des délais,</text:p>
      <text:p text:style-name="P7">fournir les contenus de base (textes, plaquettes, logos, images, photos).</text:p>
      <text:p text:style-name="P7"/>
      <text:p text:style-name="P6">Charte graphique du site :</text:p>
      <text:p text:style-name="P6"/>
      <text:p text:style-name="P6">Design :</text:p>
      <text:p text:style-name="P6"/>
      <text:p text:style-name="P6">Maquettes :</text:p>
      <text:p text:style-name="P6"/>
      <text:p text:style-name="P7">Contraintes techniques :</text:p>
      <text:p text:style-name="P6"/>
      <text:p text:style-name="P10"><text:span text:style-name="T1">3. Description fonctionnelle et technique</text:span></text:p>
      <text:p text:style-name="P6"/>
      <text:p text:style-name="P6">Arborescence du site :</text:p>
      <text:p text:style-name="P6"/>
      <text:p text:style-name="P6">Description fonctionnelle :</text:p>
      <text:p text:style-name="P6"/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6:13:05.528097568</meta:creation-date>
    <dc:date>2018-06-07T17:06:29.177750694</dc:date>
    <meta:editing-duration>PT3M59S</meta:editing-duration>
    <meta:editing-cycles>1</meta:editing-cycles>
    <meta:document-statistic meta:table-count="0" meta:image-count="0" meta:object-count="0" meta:page-count="2" meta:paragraph-count="32" meta:word-count="225" meta:character-count="1431" meta:non-whitespace-character-count="1235"/>
    <meta:generator>LibreOffice/6.0.3.2$Linux_X86_64 LibreOffice_project/00m0$Build-2</meta:generator>
  </office:meta>
</office:document-meta>
</file>